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2" svg:font-family="'Open Sans'" style:font-family-generic="swiss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Times" svg:font-family="Time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" officeooo:paragraph-rsid="0010284a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10284a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2ceb8b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rsid="000fc05e" officeooo:paragraph-rsid="0010284a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en" fo:country="US" fo:font-style="italic" fo:font-weight="bold" officeooo:paragraph-rsid="0010284a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en" fo:country="US" officeooo:paragraph-rsid="0010284a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en" fo:country="US" fo:font-weight="bold" officeooo:paragraph-rsid="0010284a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officeooo:paragraph-rsid="0010284a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da" fo:country="DK" officeooo:paragraph-rsid="0010284a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paragraph-rsid="002ceb8b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2ceb8b" officeooo:paragraph-rsid="002ceb8b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2de203" officeooo:paragraph-rsid="002de203"/>
    </style:style>
    <style:style style:name="P1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32860d" officeooo:paragraph-rsid="0032860d"/>
    </style:style>
    <style:style style:name="P14" style:family="paragraph" style:parent-style-name="Text_20_body">
      <style:paragraph-properties fo:margin-top="0in" fo:margin-bottom="0in" loext:contextual-spacing="false" fo:line-height="100%" fo:text-align="justify" style:justify-single-word="false" fo:break-before="page"/>
      <style:text-properties style:font-name="Open Sans1" fo:font-size="12pt" fo:language="en" fo:country="US" fo:font-weight="bold" officeooo:paragraph-rsid="0010284a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in" fo:margin-right="0in" fo:margin-top="0in" fo:margin-bottom="0.15in" loext:contextual-spacing="false" fo:line-height="100%" fo:text-align="justify" style:justify-single-word="false" fo:text-indent="0.2in" style:auto-text-indent="false"/>
      <style:text-properties style:font-name="Open Sans1" fo:font-size="12pt" officeooo:paragraph-rsid="0010284a" style:font-size-asian="12pt" style:font-size-complex="12pt"/>
    </style:style>
    <style:style style:name="P16" style:family="paragraph" style:parent-style-name="Standard">
      <style:text-properties style:font-name="Open Sans1" fo:font-size="12pt" officeooo:rsid="000fc05e" officeooo:paragraph-rsid="000fc05e" style:font-size-asian="12pt" style:font-size-complex="12pt"/>
    </style:style>
    <style:style style:name="P17" style:family="paragraph" style:parent-style-name="Text_20_body">
      <style:paragraph-properties fo:margin-top="0in" fo:margin-bottom="0.15in" loext:contextual-spacing="false" fo:line-height="100%" fo:text-align="justify" style:justify-single-word="false"/>
      <style:text-properties style:font-name="Open Sans1" fo:font-size="12pt" fo:language="en" fo:country="US" officeooo:paragraph-rsid="0010284a" style:font-size-asian="12pt" style:font-size-complex="12pt"/>
    </style:style>
    <style:style style:name="P18" style:family="paragraph" style:parent-style-name="Text_20_body">
      <style:paragraph-properties fo:margin-top="0in" fo:margin-bottom="0.2in" loext:contextual-spacing="false" fo:line-height="100%" fo:text-align="justify" style:justify-single-word="false"/>
      <style:text-properties style:font-name="Open Sans1" fo:font-size="12pt" officeooo:paragraph-rsid="002ea2fc" style:font-size-asian="12pt" style:font-size-complex="12pt"/>
    </style:style>
    <style:style style:name="P19" style:family="paragraph" style:parent-style-name="Text_20_body" style:master-page-name="Standard">
      <style:paragraph-properties fo:margin-top="0in" fo:margin-bottom="0in" loext:contextual-spacing="false" fo:line-height="100%" fo:text-align="justify" style:justify-single-word="false" style:page-number="auto"/>
      <style:text-properties style:font-name="Open Sans1" fo:font-size="12pt" fo:language="en" fo:country="US" officeooo:paragraph-rsid="0010284a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32860d" officeooo:paragraph-rsid="00366ada"/>
    </style:style>
    <style:style style:name="P21" style:family="paragraph" style:parent-style-name="Text_20_body">
      <style:paragraph-properties fo:margin-top="0in" fo:margin-bottom="0.2in" loext:contextual-spacing="false" fo:line-height="100%" fo:text-align="justify" style:justify-single-word="false"/>
      <style:text-properties style:font-name="Open Sans1" fo:font-size="12pt" officeooo:paragraph-rsid="003bf7a9" style:font-size-asian="12pt" style:font-size-complex="12pt"/>
    </style:style>
    <style:style style:name="P22" style:family="paragraph" style:parent-style-name="Text_20_body">
      <style:paragraph-properties fo:margin-top="0in" fo:margin-bottom="0.2in" loext:contextual-spacing="false" fo:line-height="100%" fo:text-align="justify" style:justify-single-word="false"/>
      <style:text-properties style:font-name="Open Sans1" fo:font-size="12pt" officeooo:paragraph-rsid="0055b361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.15in" loext:contextual-spacing="false" fo:line-height="100%" fo:text-align="justify" style:justify-single-word="false" fo:text-indent="0.2in" style:auto-text-indent="false"/>
      <style:text-properties style:font-name="Open Sans1" fo:font-size="12pt" officeooo:paragraph-rsid="0010284a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.15in" loext:contextual-spacing="false" fo:line-height="100%" fo:text-align="justify" style:justify-single-word="false" fo:text-indent="0.2in" style:auto-text-indent="false"/>
      <style:text-properties style:font-name="Open Sans1" fo:font-size="12pt" officeooo:paragraph-rsid="004f1a4e" style:font-size-asian="12pt" style:font-size-complex="12pt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Open Sans1" fo:font-size="12pt" fo:language="en" fo:country="US" style:font-size-asian="12pt" style:font-size-complex="12pt"/>
    </style:style>
    <style:style style:name="T2" style:family="text">
      <style:text-properties fo:color="#000000" style:font-name="Open Sans1" fo:font-size="12pt" style:text-underline-style="none" style:font-size-asian="12pt" style:font-size-complex="12pt"/>
    </style:style>
    <style:style style:name="T3" style:family="text">
      <style:text-properties fo:color="#000000" style:font-name="Open Sans1" fo:font-size="12pt" style:text-underline-style="none" officeooo:rsid="00221e61" style:font-size-asian="12pt" style:font-size-complex="12pt"/>
    </style:style>
    <style:style style:name="T4" style:family="text">
      <style:text-properties fo:color="#000000" style:font-name="Open Sans1" fo:font-size="12pt" style:text-underline-style="none" fo:font-weight="bold" officeooo:rsid="002ceb8b" style:font-size-asian="12pt" style:font-weight-asian="bold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012e720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14db90" style:font-style-asian="italic" style:font-style-complex="italic"/>
    </style:style>
    <style:style style:name="T10" style:family="text">
      <style:text-properties fo:language="en" fo:country="US" fo:font-style="italic" fo:background-color="#ffff00" loext:char-shading-value="0" style:font-style-asian="italic" style:font-style-complex="italic"/>
    </style:style>
    <style:style style:name="T11" style:family="text">
      <style:text-properties fo:language="en" fo:country="US" fo:background-color="#ffffff" loext:char-shading-value="0"/>
    </style:style>
    <style:style style:name="T12" style:family="text">
      <style:text-properties fo:language="en" fo:country="US" officeooo:rsid="0011b863"/>
    </style:style>
    <style:style style:name="T13" style:family="text">
      <style:text-properties fo:language="en" fo:country="US" officeooo:rsid="001339e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officeooo:rsid="0014db90" style:font-style-asian="normal" style:font-style-complex="normal"/>
    </style:style>
    <style:style style:name="T16" style:family="text">
      <style:text-properties fo:language="en" fo:country="US" fo:font-style="normal" officeooo:rsid="0014feac" style:font-style-asian="normal" style:font-style-complex="normal"/>
    </style:style>
    <style:style style:name="T17" style:family="text">
      <style:text-properties fo:language="en" fo:country="US" fo:font-style="normal" officeooo:rsid="001b5ffe" style:font-style-asian="normal" style:font-style-complex="normal"/>
    </style:style>
    <style:style style:name="T18" style:family="text">
      <style:text-properties fo:language="en" fo:country="US" fo:font-style="normal" officeooo:rsid="001e39f5" style:font-style-asian="normal" style:font-style-complex="normal"/>
    </style:style>
    <style:style style:name="T19" style:family="text">
      <style:text-properties fo:language="en" fo:country="US" fo:font-style="normal" officeooo:rsid="00557c08" style:font-style-asian="normal" style:font-style-complex="normal"/>
    </style:style>
    <style:style style:name="T20" style:family="text">
      <style:text-properties fo:language="en" fo:country="US" fo:font-style="normal" officeooo:rsid="0019da59" style:font-style-asian="normal" style:font-style-complex="normal"/>
    </style:style>
    <style:style style:name="T21" style:family="text">
      <style:text-properties fo:language="en" fo:country="US" fo:font-style="normal" officeooo:rsid="00339b91" style:font-style-asian="normal" style:font-style-complex="normal"/>
    </style:style>
    <style:style style:name="T22" style:family="text">
      <style:text-properties fo:language="en" fo:country="US" fo:font-style="normal" officeooo:rsid="0016e776" fo:background-color="#ffff00" loext:char-shading-value="0" style:font-style-asian="normal" style:font-style-complex="normal"/>
    </style:style>
    <style:style style:name="T23" style:family="text">
      <style:text-properties fo:language="en" fo:country="US" fo:font-style="normal" officeooo:rsid="0018293f" fo:background-color="#ffff00" loext:char-shading-value="0" style:font-style-asian="normal" style:font-style-complex="normal"/>
    </style:style>
    <style:style style:name="T24" style:family="text">
      <style:text-properties fo:language="en" fo:country="US" officeooo:rsid="00298371"/>
    </style:style>
    <style:style style:name="T25" style:family="text">
      <style:text-properties fo:language="en" fo:country="US" officeooo:rsid="002ea2fc"/>
    </style:style>
    <style:style style:name="T26" style:family="text">
      <style:text-properties fo:language="en" fo:country="US" style:font-name-complex="Times"/>
    </style:style>
    <style:style style:name="T27" style:family="text">
      <style:text-properties fo:language="en" fo:country="US" officeooo:rsid="00343097" style:font-name-complex="Times"/>
    </style:style>
    <style:style style:name="T28" style:family="text">
      <style:text-properties style:font-name="Open Sans1" fo:font-size="12pt" fo:language="en" fo:country="US" style:font-size-asian="12pt" style:font-size-complex="12pt"/>
    </style:style>
    <style:style style:name="T29" style:family="text">
      <style:text-properties style:font-name="Open Sans1" fo:font-size="12pt" style:font-size-asian="12pt" style:font-size-complex="12pt"/>
    </style:style>
    <style:style style:name="T30" style:family="text">
      <style:text-properties officeooo:rsid="0017cbc8"/>
    </style:style>
    <style:style style:name="T31" style:family="text">
      <style:text-properties fo:font-weight="normal" officeooo:rsid="00656d3f" style:font-weight-asian="normal" style:font-weight-complex="normal"/>
    </style:style>
    <style:style style:name="T32" style:family="text">
      <style:text-properties fo:font-weight="normal" officeooo:rsid="001ef6f8" style:font-weight-asian="normal" style:font-weight-complex="normal"/>
    </style:style>
    <style:style style:name="T33" style:family="text">
      <style:text-properties fo:font-weight="normal" officeooo:rsid="003a5d7b" style:font-weight-asian="normal" style:font-weight-complex="normal"/>
    </style:style>
    <style:style style:name="T34" style:family="text">
      <style:text-properties fo:font-weight="normal" officeooo:rsid="003d4a11" style:font-weight-asian="normal" style:font-weight-complex="normal"/>
    </style:style>
    <style:style style:name="T35" style:family="text">
      <style:text-properties fo:font-weight="normal" officeooo:rsid="0046ab91" style:font-weight-asian="normal" style:font-weight-complex="normal"/>
    </style:style>
    <style:style style:name="T36" style:family="text">
      <style:text-properties fo:font-weight="normal" officeooo:rsid="00471608" style:font-weight-asian="normal" style:font-weight-complex="normal"/>
    </style:style>
    <style:style style:name="T37" style:family="text">
      <style:text-properties fo:font-weight="normal" officeooo:rsid="004cffc2" style:font-weight-asian="normal" style:font-weight-complex="normal"/>
    </style:style>
    <style:style style:name="T38" style:family="text">
      <style:text-properties fo:font-weight="normal" officeooo:rsid="004fc204" style:font-weight-asian="normal" style:font-weight-complex="normal"/>
    </style:style>
    <style:style style:name="T39" style:family="text">
      <style:text-properties fo:font-weight="normal" officeooo:rsid="00504fe1" style:font-weight-asian="normal" style:font-weight-complex="normal"/>
    </style:style>
    <style:style style:name="T40" style:family="text">
      <style:text-properties fo:font-weight="normal" officeooo:rsid="0050d9a7" style:font-weight-asian="normal" style:font-weight-complex="normal"/>
    </style:style>
    <style:style style:name="T41" style:family="text">
      <style:text-properties fo:font-weight="normal" officeooo:rsid="0051df5f" style:font-weight-asian="normal" style:font-weight-complex="normal"/>
    </style:style>
    <style:style style:name="T42" style:family="text">
      <style:text-properties fo:font-weight="normal" officeooo:rsid="0055b361" style:font-weight-asian="normal" style:font-weight-complex="normal"/>
    </style:style>
    <style:style style:name="T43" style:family="text">
      <style:text-properties fo:font-weight="normal" officeooo:rsid="005626fc" style:font-weight-asian="normal" style:font-weight-complex="normal"/>
    </style:style>
    <style:style style:name="T44" style:family="text">
      <style:text-properties fo:font-weight="normal" officeooo:rsid="001ef6f8" fo:background-color="#ffff00" loext:char-shading-value="0" style:font-weight-asian="normal" style:font-weight-complex="normal"/>
    </style:style>
    <style:style style:name="T45" style:family="text">
      <style:text-properties fo:font-weight="normal" officeooo:rsid="003f5915" fo:background-color="#ffff00" loext:char-shading-value="0" style:font-weight-asian="normal" style:font-weight-complex="normal"/>
    </style:style>
    <style:style style:name="T46" style:family="text">
      <style:text-properties officeooo:rsid="002de203"/>
    </style:style>
    <style:style style:name="T47" style:family="text">
      <style:text-properties officeooo:rsid="0032860d"/>
    </style:style>
    <style:style style:name="T48" style:family="text">
      <style:text-properties style:font-name="Open Sans2" fo:font-weight="normal" officeooo:rsid="0055b361" style:font-name-asian="Open Sans2" style:font-weight-asian="normal" style:font-name-complex="Open Sans2" style:font-weight-complex="normal"/>
    </style:style>
    <style:style style:name="T49" style:family="text">
      <style:text-properties style:text-position="super 58%" style:font-name="Open Sans2" fo:font-weight="normal" officeooo:rsid="0055b361" style:font-name-asian="Open Sans2" style:font-weight-asian="normal" style:font-name-complex="Open Sans2" style:font-weight-complex="normal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ptember 2016</text:p>
      <text:p text:style-name="P5"/>
      <text:p text:style-name="P8"><text:span text:style-name="T6">Limnology and Oceanograph</text:span><text:span text:style-name="T7">y: headwaters to ocean issue</text:span></text:p>
      <text:p text:style-name="P6"/>
      <text:p text:style-name="P8"><text:span text:style-name="T5">Dear Dr.</text:span><text:span text:style-name="T12">xxx</text:span><text:span text:style-name="T5">, </text:span></text:p>
      <text:p text:style-name="P6"/>
      <text:p text:style-name="P18"><text:span text:style-name="T5">Please find enclosed a research article entitled “</text:span><text:span text:style-name="T10">xxxx</text:span><text:span text:style-name="T5">”, prepared by Philippe Massicotte </text:span><text:span text:style-name="T24">(PM)</text:span><text:span text:style-name="T5">, </text:span><text:span text:style-name="T13">Eero Asmala </text:span><text:span text:style-name="T24">(EA)</text:span><text:span text:style-name="T13">, </text:span><text:span text:style-name="T5">Colin Stedmon </text:span><text:span text:style-name="T24">(CS) </text:span><text:span text:style-name="T25">and Stiig Markager </text:span><text:span text:style-name="T24">(SM) </text:span><text:span text:style-name="T5">for possible public</text:span><text:span text:style-name="T14">ation </text:span><text:span text:style-name="T16">in</text:span><text:span text:style-name="T14"> </text:span><text:span text:style-name="T15">the special issue of </text:span><text:span text:style-name="T8">Limnology and Oceanography: </text:span><text:span text:style-name="T9">Headwaters to oceans: ecological and biogeochemical contrasts across the aquatic continuum</text:span><text:span text:style-name="T15">. </text:span></text:p>
      <text:p text:style-name="P21"><text:span text:style-name="T17">Dissolved organic matter (DOM)</text:span><text:span text:style-name="T20"> is a central theme in ecology and is a </text:span><text:span text:style-name="T17">key</text:span><text:span text:style-name="T20"> variable for understanding the </text:span><text:span text:style-name="T17">changing connections between </text:span><text:span text:style-name="T20">landscape and </text:span><text:span text:style-name="T17">its </text:span><text:span text:style-name="T20">aquatic component, which receives and converts carbon, nutrients and contaminants that transit towards the ocean. </text:span><text:span text:style-name="T18">However, </text:span><text:span text:style-name="T19">our current understanding on the fate and dynamic of DOM along the aquatic continuum gradient (freshwater → marine water) is limited </text:span><text:span text:style-name="T18">because most studies are either ecosystem or site specific. </text:span><text:span text:style-name="T21">In this study, w</text:span><text:span text:style-name="T30">e performed an extensive literature survey to gain insights about the </text:span><text:span text:style-name="T31">factors regulating the spatial distribution, the fate and the dynamic of DOM during its transition along the complete aquatic continuum from lakes and oceans. </text:span></text:p>
      <text:p text:style-name="P22"><text:span text:style-name="T32">Using a unique dataset containing </text:span><text:span text:style-name="T44">xxxx</text:span><text:span text:style-name="T32"> observations distributed over </text:span><text:span text:style-name="T45">five</text:span><text:span text:style-name="T32"> continents and </text:span><text:span text:style-name="T45">seven</text:span><text:span text:style-name="T32"> oceans, </text:span><text:span text:style-name="T33">we show that DOM reactivity </text:span><text:span text:style-name="T42">decreases</text:span><text:span text:style-name="T33"> rapidly during its transport </text:span><text:span text:style-name="T34">(~5000 km) </text:span><text:span text:style-name="T33">to the ocean. </text:span><text:span text:style-name="T35">Furthermore, we found that </text:span><text:span text:style-name="T36">the</text:span><text:span text:style-name="T35"> observed decrease in reactivity occurred most exclusively in inland aquatic ecosystems.</text:span><text:span text:style-name="T38"> Once entered in marine water, DOM reactivity was found to be stable and low over ~2 300 km due to its long processing history. Another important finding is that </text:span><text:span text:style-name="T39">we observed </text:span><text:span text:style-name="T38">a strong positive relationship between dissolved carbon (DOC) and absorption properties of the DOM pool at global scales. </text:span><text:span text:style-name="T40">We further highlight that this relationship is ecosystem dependent </text:span><text:span text:style-name="T42">(0.38 </text:span><text:span text:style-name="T48">≤ R</text:span><text:span text:style-name="T49">2</text:span><text:span text:style-name="T48"> ≤ 0.94)</text:span><text:span text:style-name="T40"> and that estimatin</text:span><text:span text:style-name="T41">g</text:span><text:span text:style-name="T40"> DOC concentration </text:span><text:span text:style-name="T41">from </text:span><text:span text:style-name="T43">absorption </text:span><text:span text:style-name="T41">is only appropriate in certain ecosystems.</text:span></text:p>
      <text:p text:style-name="P24">Because DOM plays a central <text:span text:style-name="T5">role in carbon cycling on local to global scales and that there is a </text:span>growing need to formulate and test new hypotheses about DOM biogeochemical cycling, we believe that the novelty of this research will <text:span text:style-name="T5">appeal to the broad readership of </text:span><text:span text:style-name="T8">Limnology and Oceanography</text:span><text:span text:style-name="T5">. </text:span><text:span text:style-name="T22">We are also planing to submit an abstract to the upcoming ASLO 2017 </text:span><text:span text:style-name="T23">meeting </text:span><text:span text:style-name="T22">in Hawaii.</text:span></text:p>
      <text:p text:style-name="P15"><text:span text:style-name="T5">I confirm that my co-authors fully participated and accepted responsibility for the work. The co-authors have read the submitted version of the manuscript and approve its submission to </text:span><text:span text:style-name="T8">Limnology and Oceanography</text:span><text:span text:style-name="T5">. All persons entitled to authorship have been </text:span><text:soft-page-break/><text:span text:style-name="T5">included. This manuscript is not being considered for publication elsewhere and conforms to the legal requirements.</text:span></text:p>
      <text:p text:style-name="P15"><text:span text:style-name="T5">We suggest </text:span><text:span text:style-name="T11">Dr. Marguerite A. Xenopoulos as s</text:span><text:span text:style-name="T5">ubject editors of the manuscript. We provide a list of potential reviewers to revise our manuscript (see below).</text:span></text:p>
      <text:p text:style-name="P17">Sincerely,</text:p>
      <text:p text:style-name="P7">Philippe Massicotte,</text:p>
      <text:p text:style-name="P6">Aarhus university</text:p>
      <text:p text:style-name="P6">Department of Biosciences</text:p>
      <text:p text:style-name="P6">DK-4000 Roskilde, Denmark</text:p>
      <text:p text:style-name="P6">Phone: +45 871 58 472 #59003 </text:p>
      <text:p text:style-name="P2"><text:span text:style-name="T28">E-ma</text:span><text:span text:style-name="T1">il: </text:span><text:span text:style-name="Internet_20_link"><text:span text:style-name="T2">pm@bios.au.dk</text:span></text:span></text:p>
      <text:p text:style-name="P2"><text:span text:style-name="Internet_20_link"><text:span text:style-name="T2">c.c. </text:span></text:span><text:span text:style-name="Internet_20_link"><text:span text:style-name="T3">Eero Asmala, </text:span></text:span><text:span text:style-name="Internet_20_link"><text:span text:style-name="T2">Colin Stedmon and Stiig Markager</text:span></text:span></text:p>
      <text:p text:style-name="P2"><text:span text:style-name="Internet_20_link"><text:span text:style-name="T2"/></text:span></text:p>
      <text:p text:style-name="P3"><office:annotation office:name="__Annotation__350_91743128"><dc:creator>Philippe Massicotte</dc:creator><dc:date>2016-08-24T10:42:09</dc:date><loext:sender-initials>PM</loext:sender-initials><text:p text:style-name="P25"><text:span text:style-name="T50">Further, the cover letter should indicate the contributions made by each of the authors to the submission.</text:span></text:p><text:p text:style-name="P25"><text:span text:style-name="T50"/></text:p><text:p text:style-name="P25"><text:span text:style-name="T50">Authorship: The specific contribution for each author should be indicated in the cover letter that accompanies the submission. Every person listed as an author should have:</text:span></text:p><text:p text:style-name="P25"><text:span text:style-name="T50"/></text:p><text:p text:style-name="P25"><text:span text:style-name="T50">1- contributed substantially to the study’s conception, data acquisition, or analysis;</text:span></text:p><text:p text:style-name="P25"><text:span text:style-name="T50"/></text:p><text:p text:style-name="P25"><text:span text:style-name="T50">2 - contributed substantially to drafting the manuscript; </text:span></text:p><text:p text:style-name="P25"><text:span text:style-name="T50"/></text:p><text:p text:style-name="P25"><text:span text:style-name="T50">3 - approved the final submitted manuscript.</text:span></text:p></office:annotation><text:span text:style-name="Internet_20_link"><text:span text:style-name="T4">Author </text:span></text:span><office:annotation-end office:name="__Annotation__350_91743128"/><text:span text:style-name="Internet_20_link"><text:span text:style-name="T4">contributions:</text:span></text:span></text:p>
      <text:p text:style-name="P10"/>
      <text:p text:style-name="P11">Analy<text:span text:style-name="T46">zed the data: PM </text:span></text:p>
      <text:p text:style-name="P13">Data acquisition: PM, EA, CS, SM</text:p>
      <text:p text:style-name="P20">Study conception: <text:span text:style-name="T46">PM, EA, CS, SM</text:span></text:p>
      <text:p text:style-name="P12"><text:span text:style-name="T47">Drafted and approved the manuscript</text:span>: PM, EA, CS, SM</text:p>
      <text:p text:style-name="P14">Suggested reviewers</text:p>
      <text:p text:style-name="P6"/>
      <text:p text:style-name="P7">Dr. Laodong GUO</text:p>
      <text:p text:style-name="P6">School of Freshwater Sciences</text:p>
      <text:p text:style-name="P6">University of Wisconsin-Milwaukee (UWM)</text:p>
      <text:p text:style-name="P6">600 East Greenfield Avenue</text:p>
      <text:p text:style-name="P6">Milwaukee, WI 53204 </text:p>
      <text:p text:style-name="P6">United States of America</text:p>
      <text:p text:style-name="P6">Tel: (414) 382-1742</text:p>
      <text:p text:style-name="P6">Fax: (414) 382-1705</text:p>
      <text:p text:style-name="P2"><text:span text:style-name="T28">E-mail: </text:span><text:a xlink:type="simple" xlink:href="mailto:guol@uwm.edu" text:style-name="Internet_20_link" text:visited-style-name="Visited_20_Internet_20_Link"><text:span text:style-name="Internet_20_link"><text:span text:style-name="T29">guol@uwm.edu</text:span></text:span></text:a></text:p>
      <text:p text:style-name="P1"><text:span text:style-name="Internet_20_link"><text:span text:style-name="T29"/></text:span></text:p>
      <text:p text:style-name="P7"><text:bookmark text:name="_GoBack"/>Dr. Mark WELLS</text:p>
      <text:p text:style-name="P6">School of Marine Sciences</text:p>
      <text:p text:style-name="P6">University of Maine</text:p>
      <text:p text:style-name="P6">201 Libby Hall</text:p>
      <text:p text:style-name="P6">Orono, ME 04469-5741</text:p>
      <text:p text:style-name="P6">Tel: (207) 581-4322</text:p>
      <text:p text:style-name="P2"><text:span text:style-name="T28">E-mail: </text:span><text:span text:style-name="Internet_20_link"><text:span text:style-name="T29">mlwells@maine.edu</text:span></text:span></text:p>
      <text:p text:style-name="P6"/>
      <text:p text:style-name="P7">Dr. John R. HELMS</text:p>
      <text:p text:style-name="P6">Morningside College</text:p>
      <text:p text:style-name="P6">Wilmington, North Carolina, USA</text:p>
      <text:p text:style-name="P6">Phone: (712) 274-5412</text:p>
      <text:p text:style-name="P6">Fax: +33 (0) 4 93 76 37 39</text:p>
      <text:p text:style-name="P2"><text:span text:style-name="T28">E-mail: </text:span><text:a xlink:type="simple" xlink:href="mailto:helmsj@morningside.edu" text:style-name="Internet_20_link" text:visited-style-name="Visited_20_Internet_20_Link"><text:span text:style-name="Internet_20_link"><text:span text:style-name="T29">helmsj@morningside.edu</text:span></text:span></text:a></text:p>
      <text:p text:style-name="P6"/>
      <text:p text:style-name="P7">Dr. Huixiang XIE</text:p>
      <text:p text:style-name="P6">Université du Québec à Rimouski</text:p>
      <text:p text:style-name="P9">Institut des sciences de la mer de Rimouski</text:p>
      <text:p text:style-name="P6">310 allée des Ursulines</text:p>
      <text:p text:style-name="P6">Rimouski, Québec, Canada</text:p>
      <text:p text:style-name="P6">Phone: 418-723-1986 </text:p>
      <text:p text:style-name="P6">Fax: 418-724-1842 </text:p>
      <text:p text:style-name="P4"><text:span text:style-name="T28">E-mail: </text:span><text:a xlink:type="simple" xlink:href="mailto:huixiang_xie@uqar.ca" text:style-name="Internet_20_link" text:visited-style-name="Visited_20_Internet_20_Link"><text:span text:style-name="Internet_20_link"><text:span text:style-name="T29">huixiang_xie@uqar.ca</text:span>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2" svg:font-family="'Open Sans'" style:font-family-generic="swiss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Times" svg:font-family="Time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assicotte</meta:initial-creator>
    <meta:creation-date>2016-08-16T10:54:19.566769461</meta:creation-date>
    <dc:date>2016-08-31T15:05:44.380191333</dc:date>
    <dc:creator>Philippe Massicotte</dc:creator>
    <meta:editing-duration>PT3H10M29S</meta:editing-duration>
    <meta:editing-cycles>64</meta:editing-cycles>
    <meta:generator>LibreOffice/5.1.4.2$Linux_X86_64 LibreOffice_project/10m0$Build-2</meta:generator>
    <meta:document-statistic meta:table-count="0" meta:image-count="0" meta:object-count="0" meta:page-count="3" meta:paragraph-count="53" meta:word-count="588" meta:character-count="3885" meta:non-whitespace-character-count="3342"/>
  </office:meta>
</office:document-meta>
</file>